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OSHOGBO, OSU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5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ADEBIYI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OSUN STATE TEACHING HOSPITAL, OSHOGBO</text:p>
          </table:table-cell>
          <table:table-cell table:style-name="ce6" office:value-type="float" office:value="8060723248" calcext:value-type="float">
            <text:p>8060723248</text:p>
          </table:table-cell>
          <table:table-cell table:style-name="ce5" office:value-type="string" calcext:value-type="string">
            <text:p>CARDIOCAP, BP CAP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ORKING ON HOW TO GENERATE PRESCRIPTION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ADESHANKO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OSUN STATE TEACHING HOSPITAL, OSHOGBO</text:p>
          </table:table-cell>
          <table:table-cell table:style-name="ce5"/>
          <table:table-cell table:style-name="ce5" office:value-type="string" calcext:value-type="string">
            <text:p>CARDIOCAP, BP CAP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ORKING ON HOW TO GENERATE PRESCRIPTION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PETER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OSUN STATE TEACHING HOSPITAL, OSHOGBO</text:p>
          </table:table-cell>
          <table:table-cell table:style-name="ce5"/>
          <table:table-cell table:style-name="ce5" office:value-type="string" calcext:value-type="string">
            <text:p>CARDIOCAP, BP CAP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WORKING ON HOW TO GENERATE PRESCRIPTION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ODUGBEMI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OSUN STATE TEACHING HOSPITAL, OSHOGBO</text:p>
          </table:table-cell>
          <table:table-cell table:style-name="ce5" office:value-type="float" office:value="8066546560" calcext:value-type="float">
            <text:p>8066546560</text:p>
          </table:table-cell>
          <table:table-cell table:style-name="ce5" office:value-type="string" calcext:value-type="string">
            <text:p>CARDIOCAP, BP CAP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WORKING ON HOW TO GENERATE PRESCRIPTION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OLOWOKERE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OSUN STATE TEACHING HOSPITAL, OSHOGBO</text:p>
          </table:table-cell>
          <table:table-cell table:style-name="ce5" office:value-type="float" office:value="8066546560" calcext:value-type="float">
            <text:p>8066546560</text:p>
          </table:table-cell>
          <table:table-cell table:style-name="ce5" office:value-type="string" calcext:value-type="string">
            <text:p>CARDIOCAP, BP CAP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WORKING ON HOW TO GENERATE PRESCRIPTION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RAZAK</text:p>
          </table:table-cell>
          <table:table-cell table:style-name="ce5" office:value-type="string" calcext:value-type="string">
            <text:p>O&amp;G</text:p>
          </table:table-cell>
          <table:table-cell table:style-name="ce5" office:value-type="string" calcext:value-type="string">
            <text:p>OSUN STATE TEACHING HOSPITAL, OSHOGBO</text:p>
          </table:table-cell>
          <table:table-cell table:style-name="ce5" office:value-type="float" office:value="7033726365" calcext:value-type="float">
            <text:p>7033726365</text:p>
          </table:table-cell>
          <table:table-cell table:style-name="ce5" office:value-type="string" calcext:value-type="string">
            <text:p>CO Q10, CO Q10 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WORKING ON HOW TO GENERATE PRESCRIPTION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OMOSHAKI</text:p>
          </table:table-cell>
          <table:table-cell table:style-name="ce5" office:value-type="string" calcext:value-type="string">
            <text:p>O&amp;G</text:p>
          </table:table-cell>
          <table:table-cell table:style-name="ce5" office:value-type="string" calcext:value-type="string">
            <text:p>OSUN STATE TEACHING HOSPITAL, OSHOGBO</text:p>
          </table:table-cell>
          <table:table-cell table:style-name="ce5" office:value-type="float" office:value="8030820910" calcext:value-type="float">
            <text:p>8030820910</text:p>
          </table:table-cell>
          <table:table-cell table:style-name="ce5" office:value-type="string" calcext:value-type="string">
            <text:p>CO Q10, CO Q10 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ORKING ON HOW TO GENERATE PRESCRIPTION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S MODUPE</text:p>
          </table:table-cell>
          <table:table-cell table:style-name="ce5" office:value-type="string" calcext:value-type="string">
            <text:p>GOODPHARMA</text:p>
          </table:table-cell>
          <table:table-cell table:style-name="ce9" office:value-type="string" calcext:value-type="string">
            <text:p>OSHOGBO</text:p>
          </table:table-cell>
          <table:table-cell table:style-name="ce5" office:value-type="float" office:value="7035705944" calcext:value-type="float">
            <text:p>7035705944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 AYO</text:p>
          </table:table-cell>
          <table:table-cell table:style-name="ce5" office:value-type="string" calcext:value-type="string">
            <text:p>AKOL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8036825934" calcext:value-type="float">
            <text:p>8036825934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CO Q10, CARDIOCAP</text:p>
          </table:table-cell>
          <table:table-cell table:style-name="ce5" office:value-type="string" calcext:value-type="string">
            <text:p>ASK TO SUPPLY TODA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MRS TOLULOPE</text:p>
          </table:table-cell>
          <table:table-cell table:style-name="ce5" office:value-type="string" calcext:value-type="string">
            <text:p>AKOL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9134771248" calcext:value-type="float">
            <text:p>9134771248</text:p>
          </table:table-cell>
          <table:table-cell table:style-name="ce6" office:value-type="string" calcext:value-type="string">
            <text:p>MY PORTFOLIO</text:p>
          </table:table-cell>
          <table:table-cell table:style-name="ce6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HON. SIJI (AKOL OWNER)</text:p>
          </table:table-cell>
          <table:table-cell table:style-name="ce5" office:value-type="string" calcext:value-type="string">
            <text:p>AKOL PHARMACY</text:p>
          </table:table-cell>
          <table:table-cell table:style-name="ce9" office:value-type="string" calcext:value-type="string">
            <text:p>OSHOGBO</text:p>
          </table:table-cell>
          <table:table-cell table:style-name="ce6"/>
          <table:table-cell table:style-name="ce6" office:value-type="string" calcext:value-type="string">
            <text:p>MY PORTFOLIO</text:p>
          </table:table-cell>
          <table:table-cell table:style-name="ce6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 office:value-type="string" calcext:value-type="string">
            <text:p>ABOF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8038262015" calcext:value-type="float">
            <text:p>8038262015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/>
          <table:table-cell office:value-type="string" calcext:value-type="string">
            <text:p>ABOF PHARMACY</text:p>
          </table:table-cell>
          <table:table-cell office:value-type="string" calcext:value-type="string">
            <text:p>OSHOGBO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office:value-type="string" calcext:value-type="string">
            <text:p>MR ADAMS (MANAGER)</text:p>
          </table:table-cell>
          <table:table-cell office:value-type="string" calcext:value-type="string">
            <text:p>RISQAH PHARMACY</text:p>
          </table:table-cell>
          <table:table-cell office:value-type="string" calcext:value-type="string">
            <text:p>OSHOGBO</text:p>
          </table:table-cell>
          <table:table-cell office:value-type="float" office:value="8066850548" calcext:value-type="float">
            <text:p>8066850548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CO Q10</text:p>
          </table:table-cell>
          <table:table-cell office:value-type="string" calcext:value-type="string">
            <text:p>ASK TO SUPPLY TODA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office:value-type="string" calcext:value-type="string">
            <text:p>PHARM ADEBOMI (HOD)</text:p>
          </table:table-cell>
          <table:table-cell office:value-type="string" calcext:value-type="string">
            <text:p>HOSPITAL PHARMACY</text:p>
          </table:table-cell>
          <table:table-cell office:value-type="string" calcext:value-type="string">
            <text:p>OSHOGBO</text:p>
          </table:table-cell>
          <table:table-cell office:value-type="float" office:value="8033645442" calcext:value-type="float">
            <text:p>8033645442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SK US TO RENEW COMPANY REGISTERATI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office:value-type="string" calcext:value-type="string">
            <text:p>PHARM ISRAEL POPOOLA</text:p>
          </table:table-cell>
          <table:table-cell office:value-type="string" calcext:value-type="string">
            <text:p>HOSPITAL PHARMACY</text:p>
          </table:table-cell>
          <table:table-cell office:value-type="string" calcext:value-type="string">
            <text:p>OSHOGBO</text:p>
          </table:table-cell>
          <table:table-cell office:value-type="float" office:value="8035299608" calcext:value-type="float">
            <text:p>8035299608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SK US TO RENEW COMPANY REGISTERATI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06T09:23:14.304384200</dc:date>
    <meta:generator>LibreOffice/7.3.7.2$Linux_X86_64 LibreOffice_project/30$Build-2</meta:generator>
    <meta:editing-duration>PT2H25M23S</meta:editing-duration>
    <meta:editing-cycles>23</meta:editing-cycles>
    <meta:document-statistic meta:table-count="1" meta:cell-count="139" meta:object-count="0"/>
    <meta:user-defined meta:name="AppVersion">16.0300</meta:user-defined>
  </office:meta>
</office:document-meta>
</file>